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-color="#0000ee" draw:textarea-horizontal-align="justify" draw:textarea-vertical-align="middle" draw:auto-grow-height="false" fo:min-height="0cm" fo:min-width="0cm" loext:decorative="false">
        <loext:fill-complex-color loext:theme-type="hyperlink" loext:color-type="theme">
          <loext:transformation loext:type="lumoff" loext:value="0"/>
        </loext:fill-complex-color>
      </style:graphic-properties>
    </style:style>
    <style:style style:name="gr3" style:family="graphic" style:parent-style-name="objectwithoutfill">
      <style:graphic-properties draw:stroke="dash" draw:stroke-dash="Long_20_Dash" svg:stroke-width="0.035cm" svg:stroke-color="#0000ee" draw:marker-start-width="0.252cm" draw:marker-end="Arrowheads_20_1" draw:marker-end-width="0.352cm" svg:stroke-linecap="butt" draw:fill="none" draw:textarea-vertical-align="middle" fo:padding-top="0.142cm" fo:padding-bottom="0.142cm" fo:padding-left="0.267cm" fo:padding-right="0.267cm" loext:decorative="false">
        <loext:stroke-complex-color loext:theme-type="hyperlink" loext:color-type="theme">
          <loext:transformation loext:type="lumoff" loext:value="0"/>
        </loext:stroke-complex-color>
      </style:graphic-properties>
    </style:style>
    <style:style style:name="gr4" style:family="graphic" style:parent-style-name="objectwithoutfill">
      <style:graphic-properties svg:stroke-width="0.035cm" svg:stroke-color="#0000ee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>
        <loext:stroke-complex-color loext:theme-type="hyperlink" loext:color-type="theme">
          <loext:transformation loext:type="lumoff" loext:value="0"/>
        </loext:stroke-complex-color>
      </style:graphic-properties>
    </style:style>
    <style:style style:name="gr5" style:family="graphic" style:parent-style-name="objectwithoutfill">
      <style:graphic-properties draw:stroke="solid" draw:stroke-dash="Long_20_Dash" svg:stroke-width="0.035cm" svg:stroke-color="#0000ee" draw:marker-start-width="0.252cm" draw:marker-end="Arrowheads_20_1" draw:marker-end-width="0.352cm" svg:stroke-linecap="butt" draw:fill="none" draw:textarea-vertical-align="middle" fo:padding-top="0.142cm" fo:padding-bottom="0.142cm" fo:padding-left="0.267cm" fo:padding-right="0.267cm" loext:decorative="false">
        <loext:stroke-complex-color loext:theme-type="hyperlink" loext:color-type="theme">
          <loext:transformation loext:type="lumoff" loext:value="0"/>
        </loext:stroke-complex-color>
      </style:graphic-properties>
    </style:style>
    <style:style style:name="gr6" style:family="graphic" style:parent-style-name="objectwithoutfill">
      <style:graphic-properties draw:stroke="solid" draw:stroke-dash="Long_20_Dash" svg:stroke-width="0.106cm" svg:stroke-color="#0000ee" draw:marker-start-width="0.358cm" draw:marker-end="Arrowheads_20_1" draw:marker-end-width="0.458cm" svg:stroke-linecap="butt" draw:fill="none" draw:textarea-vertical-align="middle" fo:padding-top="0.177cm" fo:padding-bottom="0.177cm" fo:padding-left="0.302cm" fo:padding-right="0.302cm" loext:decorative="false">
        <loext:stroke-complex-color loext:theme-type="hyperlink" loext:color-type="theme">
          <loext:transformation loext:type="lumoff" loext:value="0"/>
        </loext:stroke-complex-color>
      </style:graphic-properties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7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5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38cm" fo:min-width="1.521cm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04cm" fo:min-width="1.487cm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04cm" fo:min-width="2.349cm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7cm" fo:min-width="2.349cm" fo:padding-top="0.142cm" fo:padding-bottom="0.142cm" fo:padding-left="0.267cm" fo:padding-right="0.267cm" loext:decorative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16" style:family="graphic" style:parent-style-name="objectwithoutfill">
      <style:graphic-properties svg:stroke-width="0.106cm" svg:stroke-color="#c9211e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6" loext:color-type="theme">
          <loext:transformation loext:type="lumoff" loext:value="0"/>
        </loext:stroke-complex-color>
      </style:graphic-properties>
    </style:style>
    <style:style style:name="gr17" style:family="graphic" style:parent-style-name="objectwithoutfill">
      <style:graphic-properties svg:stroke-width="0.106cm" svg:stroke-color="#c9211e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6" loext:color-type="theme">
          <loext:transformation loext:type="lumoff" loext:value="0"/>
        </loext:stroke-complex-color>
      </style:graphic-properties>
    </style:style>
    <style:style style:name="gr18" style:family="graphic" style:parent-style-name="objectwithoutfill">
      <style:graphic-properties svg:stroke-width="0.106cm" svg:stroke-color="#c9211e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6" loext:color-type="theme">
          <loext:transformation loext:type="lumoff" loext:value="0"/>
        </loext:stroke-complex-color>
      </style:graphic-properties>
    </style:style>
    <style:style style:name="gr19" style:family="graphic" style:parent-style-name="objectwithoutfill">
      <style:graphic-properties svg:stroke-width="0.106cm" svg:stroke-color="#18a303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20" style:family="graphic" style:parent-style-name="objectwithoutfill">
      <style:graphic-properties svg:stroke-width="0.106cm" svg:stroke-color="#18a303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21" style:family="graphic" style:parent-style-name="objectwithoutfill">
      <style:graphic-properties svg:stroke-width="0.106cm" svg:stroke-color="#18a303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1" loext:color-type="theme">
          <loext:transformation loext:type="lumoff" loext:value="0"/>
        </loext:stroke-complex-color>
      </style:graphic-properties>
    </style:style>
    <style:style style:name="gr22" style:family="graphic" style:parent-style-name="objectwithoutfill">
      <style:graphic-properties svg:stroke-width="0.106cm" svg:stroke-color="#551a8b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>
        <loext:stroke-complex-color loext:theme-type="followed-hyperlink" loext:color-type="theme">
          <loext:transformation loext:type="lumoff" loext:value="0"/>
        </loext:stroke-complex-color>
      </style:graphic-properties>
    </style:style>
    <style:style style:name="gr23" style:family="graphic" style:parent-style-name="objectwithoutfill">
      <style:graphic-properties svg:stroke-width="0.106cm" svg:stroke-color="#551a8b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>
        <loext:stroke-complex-color loext:theme-type="followed-hyperlink" loext:color-type="theme">
          <loext:transformation loext:type="lumoff" loext:value="0"/>
        </loext:stroke-complex-color>
      </style:graphic-properties>
    </style:style>
    <style:style style:name="gr24" style:family="graphic" style:parent-style-name="objectwithoutfill">
      <style:graphic-properties svg:stroke-width="0.106cm" svg:stroke-color="#551a8b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>
        <loext:stroke-complex-color loext:theme-type="followed-hyperlink" loext:color-type="theme">
          <loext:transformation loext:type="lumoff" loext:value="0"/>
        </loext:stroke-complex-color>
      </style:graphic-properties>
    </style:style>
    <style:style style:name="gr25" style:family="graphic" style:parent-style-name="objectwithoutfill">
      <style:graphic-properties svg:stroke-width="0.106cm" svg:stroke-color="#551a8b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>
        <loext:stroke-complex-color loext:theme-type="followed-hyperlink" loext:color-type="theme">
          <loext:transformation loext:type="lumoff" loext:value="0"/>
        </loext:stroke-complex-color>
      </style:graphic-properties>
    </style:style>
    <style:style style:name="gr26" style:family="graphic" style:parent-style-name="objectwithoutfill">
      <style:graphic-properties svg:stroke-width="0.106cm" svg:stroke-color="#c9211e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>
        <loext:stroke-complex-color loext:theme-type="accent6" loext:color-type="theme">
          <loext:transformation loext:type="lumoff" loext:value="0"/>
        </loext:stroke-complex-color>
      </style:graphic-properties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P1" style:family="paragraph">
      <loext:graphic-properties draw:fill-color="#0000ee"/>
      <style:paragraph-properties fo:text-align="center"/>
      <style:text-properties style:font-name="Liberation Serif1"/>
    </style:style>
    <style:style style:name="P2" style:family="paragraph">
      <loext:graphic-properties draw:fill="none"/>
      <style:paragraph-properties fo:text-align="center"/>
      <style:text-properties style:font-name="Liberation Serif1"/>
    </style:style>
    <style:style style:name="P3" style:family="paragraph">
      <loext:graphic-properties draw:fill="none" draw:fill-color="#ffffff"/>
      <style:text-properties style:font-name="Liberation Serif1" fo:font-style="italic"/>
    </style:style>
    <style:style style:name="P4" style:family="paragraph">
      <loext:graphic-properties draw:fill="none" draw:fill-color="#ffffff"/>
      <style:text-properties fo:color="#c9211e" loext:opacity="100%" style:font-name="Liberation Serif1" fo:font-style="italic">
        <loext:char-complex-color loext:theme-type="accent6" loext:color-type="theme">
          <loext:transformation loext:type="lumoff" loext:value="0"/>
        </loext:char-complex-color>
      </style:text-properties>
    </style:style>
    <style:style style:name="P5" style:family="paragraph">
      <loext:graphic-properties draw:fill="none" draw:fill-color="#ffffff"/>
      <style:text-properties fo:color="#551a8b" loext:opacity="100%" style:font-name="Liberation Serif1" fo:font-style="italic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808080" loext:opacity="100%" style:font-name="Liberation Serif1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808080" loext:opacity="100%" style:font-name="Liberation Serif1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P10" style:family="paragraph">
      <loext:graphic-properties draw:fill="none" draw:fill-color="#ffffff"/>
      <style:text-properties style:font-name="Liberation Serif1" fo:font-size="24pt" fo:font-weight="bold"/>
    </style:style>
    <style:style style:name="T1" style:family="text">
      <style:text-properties style:font-name="Liberation Serif1" fo:font-style="italic"/>
    </style:style>
    <style:style style:name="T2" style:family="text">
      <style:text-properties style:text-position="super 58%" style:font-name="Liberation Serif1" fo:font-style="italic"/>
    </style:style>
    <style:style style:name="T3" style:family="text">
      <style:text-properties style:text-position="sub 58%" style:font-name="Liberation Serif1" fo:font-style="italic"/>
    </style:style>
    <style:style style:name="T4" style:family="text">
      <style:text-properties fo:color="#c9211e" loext:opacity="100%" style:text-position="0% 100%" style:font-name="Liberation Serif1" fo:font-style="italic">
        <loext:char-complex-color loext:theme-type="accent6" loext:color-type="theme">
          <loext:transformation loext:type="lumoff" loext:value="0"/>
        </loext:char-complex-color>
      </style:text-properties>
    </style:style>
    <style:style style:name="T5" style:family="text">
      <style:text-properties fo:color="#c9211e" loext:opacity="100%" style:text-position="sub 58%" style:font-name="Liberation Serif1" fo:font-style="italic">
        <loext:char-complex-color loext:theme-type="accent6" loext:color-type="theme">
          <loext:transformation loext:type="lumoff" loext:value="0"/>
        </loext:char-complex-color>
      </style:text-properties>
    </style:style>
    <style:style style:name="T6" style:family="text">
      <style:text-properties fo:color="#551a8b" loext:opacity="100%" style:text-position="0% 100%" style:font-name="Liberation Serif1" fo:font-style="italic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T7" style:family="text">
      <style:text-properties fo:color="#551a8b" loext:opacity="100%" style:text-position="0% 100%" style:font-name="Liberation Serif" fo:font-style="italic" style:font-name-asian="Liberation Serif" style:font-name-complex="Liberation Serif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T8" style:family="text">
      <style:text-properties fo:font-variant="normal" fo:text-transform="none" fo:color="#551a8b" loext:opacity="100%" style:text-outline="false" style:text-line-through-style="none" style:text-line-through-type="none" style:text-position="0% 100%" style:font-name="Liberation Serif1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T9" style:family="text">
      <style:text-properties fo:color="#808080" loext:opacity="100%" style:font-name="Liberation Serif1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10" style:family="text">
      <style:text-properties fo:color="#808080" loext:opacity="100%" style:text-position="sub 58%" style:font-name="Liberation Serif1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11" style:family="text">
      <style:text-properties fo:color="#808080" loext:opacity="100%" style:text-position="0% 100%" style:font-name="Liberation Serif1" fo:font-style="italic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12" style:family="text">
      <style:text-properties style:font-name="Liberation Serif1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xml:id="id1" draw:id="id1" draw:layer="layout" svg:width="0.279cm" svg:height="0.279cm" svg:x="1.142cm" svg:y="1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1.421cm" svg:y1="1.29cm" svg:x2="2.421cm" svg:y2="1.273cm" draw:start-shape="id1" draw:start-glue-point="10" svg:d="M1421 1290l1000-17" svg:viewBox="0 0 1001 18">
            <text:p/>
          </draw:connector>
        </draw:g>
        <draw:g draw:style-name="gr1">
          <draw:custom-shape draw:style-name="gr2" draw:text-style-name="P1" xml:id="id2" draw:id="id2" draw:layer="layout" svg:width="0.279cm" svg:height="0.279cm" svg:x="5.495cm" svg:y="1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5.774cm" svg:y1="1.304cm" svg:x2="6.774cm" svg:y2="1.287cm" draw:start-shape="id2" draw:start-glue-point="10" svg:d="M5774 1304l1000-17" svg:viewBox="0 0 1001 18">
            <text:p/>
          </draw:connector>
        </draw:g>
        <draw:g draw:style-name="gr1">
          <draw:custom-shape draw:style-name="gr2" draw:text-style-name="P1" xml:id="id3" draw:id="id3" draw:layer="layout" svg:width="0.279cm" svg:height="0.279cm" svg:x="1.913cm" svg:y="4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2.192cm" svg:y1="5.116cm" svg:x2="3.192cm" svg:y2="5.099cm" draw:start-shape="id3" draw:start-glue-point="10" svg:d="M2192 5116l1000-17" svg:viewBox="0 0 1001 18">
            <text:p/>
          </draw:connector>
          <draw:connector draw:style-name="gr3" draw:text-style-name="P2" draw:layer="layout" draw:type="line" svg:x1="1.913cm" svg:y1="5.116cm" svg:x2="0.922cm" svg:y2="5.121cm" draw:start-shape="id3" draw:start-glue-point="6" svg:d="M1913 5116l-991 5" svg:viewBox="0 0 992 6">
            <text:p/>
          </draw:connector>
        </draw:g>
        <draw:g draw:style-name="gr1">
          <draw:custom-shape draw:style-name="gr2" draw:text-style-name="P1" xml:id="id4" draw:id="id4" draw:layer="layout" svg:width="0.279cm" svg:height="0.279cm" svg:x="6.587cm" svg:y="4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6.866cm" svg:y1="5.115cm" svg:x2="7.866cm" svg:y2="5.098cm" draw:start-shape="id4" draw:start-glue-point="10" svg:d="M6866 5115l1000-17" svg:viewBox="0 0 1001 18">
            <text:p/>
          </draw:connector>
          <draw:connector draw:style-name="gr5" draw:text-style-name="P2" draw:layer="layout" draw:type="line" svg:x1="6.587cm" svg:y1="5.115cm" svg:x2="5.596cm" svg:y2="5.12cm" draw:start-shape="id4" draw:start-glue-point="6" svg:d="M6587 5115l-991 5" svg:viewBox="0 0 992 6">
            <text:p/>
          </draw:connector>
        </draw:g>
        <draw:g draw:style-name="gr1">
          <draw:custom-shape draw:style-name="gr2" draw:text-style-name="P1" xml:id="id5" draw:id="id5" draw:layer="layout" svg:width="0.279cm" svg:height="0.279cm" svg:x="12.425cm" svg:y="5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12.663cm" svg:y1="5.315cm" svg:x2="13.358cm" svg:y2="4.684cm" draw:start-shape="id5" draw:start-glue-point="11" svg:d="M12663 5315l695-631" svg:viewBox="0 0 696 632">
            <text:p/>
          </draw:connector>
          <draw:connector draw:style-name="gr5" draw:text-style-name="P2" draw:layer="layout" draw:type="line" svg:x1="12.466cm" svg:y1="5.315cm" svg:x2="11.794cm" svg:y2="4.708cm" draw:start-shape="id5" draw:start-glue-point="5" svg:d="M12466 5315l-672-607" svg:viewBox="0 0 673 608">
            <text:p/>
          </draw:connector>
        </draw:g>
        <draw:g draw:style-name="gr1">
          <draw:custom-shape draw:style-name="gr2" draw:text-style-name="P1" xml:id="id6" draw:id="id6" draw:layer="layout" svg:width="0.279cm" svg:height="0.279cm" svg:x="16.963cm" svg:y="5.5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line" svg:x1="17.103cm" svg:y1="5.514cm" svg:x2="17.126cm" svg:y2="4.532cm" draw:start-shape="id6" draw:start-glue-point="4" svg:d="M17103 5514l23-982" svg:viewBox="0 0 24 983">
            <text:p/>
          </draw:connector>
        </draw:g>
        <draw:g draw:style-name="gr1">
          <draw:custom-shape draw:style-name="gr2" draw:text-style-name="P1" xml:id="id7" draw:id="id7" draw:layer="layout" svg:width="0.279cm" svg:height="0.28cm" svg:x="6.444cm" svg:y="9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6.723cm" svg:y1="9.481cm" svg:x2="7.723cm" svg:y2="9.489cm" draw:start-shape="id7" draw:start-glue-point="10" svg:d="M6723 9481l1000 8" svg:viewBox="0 0 1001 9">
            <text:p/>
          </draw:connector>
          <draw:connector draw:style-name="gr5" draw:text-style-name="P2" draw:layer="layout" draw:type="line" svg:x1="6.485cm" svg:y1="9.382cm" svg:x2="5.905cm" svg:y2="8.683cm" draw:start-shape="id7" draw:start-glue-point="5" svg:d="M6485 9382l-580-699" svg:viewBox="0 0 581 700">
            <text:p/>
          </draw:connector>
          <draw:connector draw:style-name="gr4" draw:text-style-name="P2" draw:layer="layout" draw:type="line" svg:x1="6.485cm" svg:y1="9.58cm" svg:x2="5.938cm" svg:y2="10.248cm" draw:start-shape="id7" draw:start-glue-point="7" svg:d="M6485 9580l-547 668" svg:viewBox="0 0 548 669">
            <text:p/>
          </draw:connector>
        </draw:g>
        <draw:g draw:style-name="gr1">
          <draw:custom-shape draw:style-name="gr2" draw:text-style-name="P1" xml:id="id8" draw:id="id8" draw:layer="layout" svg:width="0.279cm" svg:height="0.28cm" svg:x="11.19cm" svg:y="9.4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11.428cm" svg:y1="9.447cm" svg:x2="12.099cm" svg:y2="8.75cm" draw:start-shape="id8" draw:start-glue-point="11" svg:d="M11428 9447l671-697" svg:viewBox="0 0 672 698">
            <text:p/>
          </draw:connector>
          <draw:connector draw:style-name="gr5" draw:text-style-name="P2" draw:layer="layout" draw:type="line" svg:x1="11.231cm" svg:y1="9.447cm" svg:x2="10.571cm" svg:y2="8.691cm" draw:start-shape="id8" draw:start-glue-point="5" svg:d="M11231 9447l-660-756" svg:viewBox="0 0 661 757">
            <text:p/>
          </draw:connector>
          <draw:connector draw:style-name="gr4" draw:text-style-name="P2" draw:layer="layout" draw:type="line" svg:x1="11.19cm" svg:y1="9.546cm" svg:x2="10.366cm" svg:y2="9.348cm" draw:start-shape="id8" draw:start-glue-point="6" svg:d="M11190 9546l-824-198" svg:viewBox="0 0 825 199">
            <text:p/>
          </draw:connector>
        </draw:g>
        <draw:g draw:style-name="gr1">
          <draw:custom-shape draw:style-name="gr2" draw:text-style-name="P1" xml:id="id9" draw:id="id9" draw:layer="layout" svg:width="0.279cm" svg:height="0.279cm" svg:x="16.723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line" svg:x1="16.863cm" svg:y1="9.465cm" svg:x2="16.886cm" svg:y2="8.483cm" draw:start-shape="id9" draw:start-glue-point="4" svg:d="M16863 9465l23-982" svg:viewBox="0 0 24 983">
            <text:p/>
          </draw:connector>
        </draw:g>
        <draw:g draw:style-name="gr1">
          <draw:custom-shape draw:style-name="gr2" draw:text-style-name="P1" xml:id="id10" draw:id="id10" draw:layer="layout" svg:width="0.279cm" svg:height="0.28cm" svg:x="1.615cm" svg:y="13.4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1.853cm" svg:y1="13.53cm" svg:x2="2.528cm" svg:y2="12.765cm" draw:start-shape="id10" draw:start-glue-point="11" svg:d="M1853 13530l675-765" svg:viewBox="0 0 676 766">
            <text:p/>
          </draw:connector>
          <draw:connector draw:style-name="gr5" draw:text-style-name="P2" draw:layer="layout" draw:type="line" svg:x1="1.656cm" svg:y1="13.53cm" svg:x2="1.043cm" svg:y2="12.739cm" draw:start-shape="id10" draw:start-glue-point="5" svg:d="M1656 13530l-613-791" svg:viewBox="0 0 614 792">
            <text:p/>
          </draw:connector>
          <draw:connector draw:style-name="gr4" draw:text-style-name="P2" draw:layer="layout" draw:type="line" svg:x1="1.615cm" svg:y1="13.629cm" svg:x2="0.874cm" svg:y2="13.364cm" draw:start-shape="id10" draw:start-glue-point="6" svg:d="M1615 13629l-741-265" svg:viewBox="0 0 742 266">
            <text:p/>
          </draw:connector>
          <draw:connector draw:style-name="gr3" draw:text-style-name="P2" draw:layer="layout" draw:type="line" svg:x1="1.755cm" svg:y1="13.769cm" svg:x2="1.726cm" svg:y2="14.769cm" draw:start-shape="id10" draw:start-glue-point="8" svg:d="M1755 13769l-29 1000" svg:viewBox="0 0 30 1001">
            <text:p/>
          </draw:connector>
        </draw:g>
        <draw:g draw:style-name="gr1">
          <draw:custom-shape draw:style-name="gr2" draw:text-style-name="P1" xml:id="id11" draw:id="id11" draw:layer="layout" svg:width="0.279cm" svg:height="0.28cm" svg:x="6.47cm" svg:y="13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6.708cm" svg:y1="13.548cm" svg:x2="7.383cm" svg:y2="12.783cm" draw:start-shape="id11" draw:start-glue-point="11" svg:d="M6708 13548l675-765" svg:viewBox="0 0 676 766">
            <text:p/>
          </draw:connector>
          <draw:connector draw:style-name="gr5" draw:text-style-name="P2" draw:layer="layout" draw:type="line" svg:x1="6.511cm" svg:y1="13.548cm" svg:x2="5.898cm" svg:y2="12.757cm" draw:start-shape="id11" draw:start-glue-point="5" svg:d="M6511 13548l-613-791" svg:viewBox="0 0 614 792">
            <text:p/>
          </draw:connector>
          <draw:connector draw:style-name="gr4" draw:text-style-name="P2" draw:layer="layout" draw:type="line" svg:x1="6.47cm" svg:y1="13.647cm" svg:x2="5.729cm" svg:y2="13.382cm" draw:start-shape="id11" draw:start-glue-point="6" svg:d="M6470 13647l-741-265" svg:viewBox="0 0 742 266">
            <text:p/>
          </draw:connector>
          <draw:connector draw:style-name="gr5" draw:text-style-name="P2" draw:layer="layout" draw:type="line" svg:x1="6.61cm" svg:y1="13.787cm" svg:x2="6.581cm" svg:y2="14.787cm" draw:start-shape="id11" draw:start-glue-point="8" svg:d="M6610 13787l-29 1000" svg:viewBox="0 0 30 1001">
            <text:p/>
          </draw:connector>
        </draw:g>
        <draw:frame draw:style-name="gr7" draw:text-style-name="P3" draw:layer="layout" svg:width="1.316cm" svg:height="0.962cm" svg:x="1.107cm" svg:y="1.588cm">
          <draw:text-box>
            <text:p><text:span text:style-name="T1">2s</text:span><text:span text:style-name="T2">*</text:span></text:p>
          </draw:text-box>
        </draw:frame>
        <draw:frame draw:style-name="gr8" draw:text-style-name="P3" draw:layer="layout" svg:width="1.173cm" svg:height="0.962cm" svg:x="5.59cm" svg:y="1.704cm">
          <draw:text-box>
            <text:p><text:span text:style-name="T1">2s</text:span></text:p>
          </draw:text-box>
        </draw:frame>
        <draw:frame draw:style-name="gr9" draw:text-style-name="P3" draw:layer="layout" svg:width="1.521cm" svg:height="0.962cm" svg:x="1.558cm" svg:y="5.484cm">
          <draw:text-box>
            <text:p><text:span text:style-name="T1">3s</text:span><text:span text:style-name="T3">1</text:span><text:span text:style-name="T2">*</text:span></text:p>
          </draw:text-box>
        </draw:frame>
        <draw:frame draw:style-name="gr10" draw:text-style-name="P3" draw:layer="layout" svg:width="1.378cm" svg:height="0.962cm" svg:x="6.014cm" svg:y="5.58cm">
          <draw:text-box>
            <text:p><text:span text:style-name="T1">3s</text:span><text:span text:style-name="T3">1</text:span></text:p>
          </draw:text-box>
        </draw:frame>
        <draw:frame draw:style-name="gr10" draw:text-style-name="P3" draw:layer="layout" svg:width="1.378cm" svg:height="0.962cm" svg:x="16.507cm" svg:y="5.651cm">
          <draw:text-box>
            <text:p><text:span text:style-name="T1">3s</text:span><text:span text:style-name="T3">0</text:span></text:p>
          </draw:text-box>
        </draw:frame>
        <draw:frame draw:style-name="gr11" draw:text-style-name="P3" draw:layer="layout" svg:width="1.685cm" svg:height="0.962cm" svg:x="11.715cm" svg:y="5.652cm">
          <draw:text-box>
            <text:p><text:span text:style-name="T1">3s</text:span><text:span text:style-name="T3">2</text:span><text:span text:style-name="T3">/3</text:span></text:p>
          </draw:text-box>
        </draw:frame>
        <draw:frame draw:style-name="gr9" draw:text-style-name="P3" draw:layer="layout" svg:width="1.521cm" svg:height="0.962cm" svg:x="1.628cm" svg:y="9.726cm">
          <draw:text-box>
            <text:p><text:span text:style-name="T1">4s</text:span><text:span text:style-name="T3">1</text:span><text:span text:style-name="T2">*</text:span></text:p>
          </draw:text-box>
        </draw:frame>
        <draw:frame draw:style-name="gr10" draw:text-style-name="P3" draw:layer="layout" svg:width="1.378cm" svg:height="0.962cm" svg:x="6.261cm" svg:y="9.752cm">
          <draw:text-box>
            <text:p><text:span text:style-name="T1">4s</text:span><text:span text:style-name="T3">1</text:span></text:p>
          </draw:text-box>
        </draw:frame>
        <draw:g draw:style-name="gr1">
          <draw:custom-shape draw:style-name="gr2" draw:text-style-name="P1" xml:id="id12" draw:id="id12" draw:layer="layout" svg:width="0.279cm" svg:height="0.28cm" svg:x="1.854cm" svg:y="9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2.133cm" svg:y1="9.513cm" svg:x2="3.133cm" svg:y2="9.521cm" draw:start-shape="id12" draw:start-glue-point="10" svg:d="M2133 9513l1000 8" svg:viewBox="0 0 1001 9">
            <text:p/>
          </draw:connector>
          <draw:connector draw:style-name="gr5" draw:text-style-name="P2" draw:layer="layout" draw:type="line" svg:x1="1.895cm" svg:y1="9.414cm" svg:x2="1.334cm" svg:y2="8.755cm" draw:start-shape="id12" draw:start-glue-point="5" svg:d="M1895 9414l-561-659" svg:viewBox="0 0 562 660">
            <text:p/>
          </draw:connector>
          <draw:connector draw:style-name="gr4" draw:text-style-name="P2" draw:layer="layout" draw:type="line" svg:x1="1.895cm" svg:y1="9.612cm" svg:x2="1.348cm" svg:y2="10.28cm" draw:start-shape="id12" draw:start-glue-point="7" svg:d="M1895 9612l-547 668" svg:viewBox="0 0 548 669">
            <text:p/>
          </draw:connector>
        </draw:g>
        <draw:frame draw:style-name="gr11" draw:text-style-name="P3" draw:layer="layout" svg:width="1.685cm" svg:height="0.962cm" svg:x="10.462cm" svg:y="9.666cm">
          <draw:text-box>
            <text:p><text:span text:style-name="T1">4s</text:span><text:span text:style-name="T3">7/9</text:span></text:p>
          </draw:text-box>
        </draw:frame>
        <draw:frame draw:style-name="gr10" draw:text-style-name="P3" draw:layer="layout" svg:width="1.378cm" svg:height="0.962cm" svg:x="16.211cm" svg:y="9.57cm">
          <draw:text-box>
            <text:p><text:span text:style-name="T1">4s</text:span><text:span text:style-name="T3">0</text:span></text:p>
          </draw:text-box>
        </draw:frame>
        <draw:frame draw:style-name="gr7" draw:text-style-name="P3" draw:layer="layout" svg:width="1.316cm" svg:height="0.962cm" svg:x="2.045cm" svg:y="14.23cm">
          <draw:text-box>
            <text:p><text:span text:style-name="T1">5s</text:span><text:span text:style-name="T2">*</text:span></text:p>
          </draw:text-box>
        </draw:frame>
        <draw:frame draw:style-name="gr8" draw:text-style-name="P3" draw:layer="layout" svg:width="1.173cm" svg:height="0.962cm" svg:x="6.957cm" svg:y="14.246cm">
          <draw:text-box>
            <text:p><text:span text:style-name="T1">5s</text:span></text:p>
          </draw:text-box>
        </draw:frame>
        <draw:custom-shape draw:style-name="gr12" draw:text-style-name="P2" xml:id="id24" draw:id="id24" draw:layer="layout" svg:width="2.021cm" svg:height="2.188cm" svg:x="0.623cm" svg:y="0.4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0" draw:id="id20" draw:layer="layout" svg:width="2.021cm" svg:height="2.188cm" svg:x="5.093cm" svg:y="0.4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3" draw:id="id13" draw:layer="layout" svg:width="2.883cm" svg:height="2.188cm" svg:x="0.623cm" svg:y="4.4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4" draw:id="id14" draw:layer="layout" svg:width="2.883cm" svg:height="2.188cm" svg:x="5.223cm" svg:y="4.4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9" draw:id="id19" draw:layer="layout" svg:width="2.883cm" svg:height="2.188cm" svg:x="11.023cm" svg:y="4.4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22" draw:id="id22" draw:layer="layout" svg:width="2.883cm" svg:height="2.188cm" svg:x="15.623cm" svg:y="4.4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5" draw:id="id15" draw:layer="layout" svg:width="2.883cm" svg:height="2.188cm" svg:x="0.623cm" svg:y="8.4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6" draw:id="id16" draw:layer="layout" svg:width="2.883cm" svg:height="2.188cm" svg:x="5.21cm" svg:y="8.4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21" draw:id="id21" draw:layer="layout" svg:width="2.883cm" svg:height="2.188cm" svg:x="9.798cm" svg:y="8.4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23" draw:id="id23" draw:layer="layout" svg:width="2.883cm" svg:height="2.188cm" svg:x="15.485cm" svg:y="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7" draw:id="id17" draw:layer="layout" svg:width="2.883cm" svg:height="2.891cm" svg:x="0.623cm" svg:y="12.4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8" draw:id="id18" draw:layer="layout" svg:width="2.883cm" svg:height="2.891cm" svg:x="5.275cm" svg:y="12.42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line" svg:x1="3.506cm" svg:y1="5.548cm" svg:x2="5.223cm" svg:y2="5.539cm" draw:start-shape="id13" draw:start-glue-point="1" draw:end-shape="id14" draw:end-glue-point="3" svg:d="M3506 5548l1717-9" svg:viewBox="0 0 1718 10">
          <text:p/>
        </draw:connector>
        <draw:connector draw:style-name="gr17" draw:text-style-name="P2" draw:layer="layout" draw:type="line" svg:x1="3.506cm" svg:y1="9.509cm" svg:x2="5.21cm" svg:y2="9.508cm" draw:start-shape="id15" draw:start-glue-point="1" draw:end-shape="id16" draw:end-glue-point="3" svg:d="M3506 9509l1704-1" svg:viewBox="0 0 1705 2">
          <text:p/>
        </draw:connector>
        <draw:connector draw:style-name="gr18" draw:text-style-name="P2" draw:layer="layout" draw:type="line" svg:x1="3.506cm" svg:y1="13.87cm" svg:x2="5.275cm" svg:y2="13.869cm" draw:start-shape="id17" draw:start-glue-point="1" draw:end-shape="id18" draw:end-glue-point="3" svg:d="M3506 13870l1769-1" svg:viewBox="0 0 1770 2">
          <text:p/>
        </draw:connector>
        <draw:connector draw:style-name="gr19" draw:text-style-name="P2" draw:layer="layout" svg:x1="12.464cm" svg:y1="6.633cm" svg:x2="2.064cm" svg:y2="8.415cm" draw:start-shape="id19" draw:start-glue-point="2" draw:end-shape="id15" draw:end-glue-point="0" svg:d="M12464 6633v891h-10400v891" svg:viewBox="0 0 10401 1783">
          <text:p/>
        </draw:connector>
        <draw:connector draw:style-name="gr20" draw:text-style-name="P2" draw:layer="layout" svg:x1="6.103cm" svg:y1="2.681cm" svg:x2="2.064cm" svg:y2="4.454cm" draw:start-shape="id20" draw:start-glue-point="2" draw:end-shape="id13" draw:end-glue-point="0" svg:d="M6103 2681v887h-4039v886" svg:viewBox="0 0 4040 1774">
          <text:p/>
        </draw:connector>
        <draw:connector draw:style-name="gr21" draw:text-style-name="P2" draw:layer="layout" svg:x1="11.239cm" svg:y1="10.602cm" svg:x2="2.064cm" svg:y2="12.425cm" draw:start-shape="id21" draw:start-glue-point="2" draw:end-shape="id17" draw:end-glue-point="0" svg:d="M11239 10602v911h-9175v912" svg:viewBox="0 0 9176 1824">
          <text:p/>
        </draw:connector>
        <draw:connector draw:style-name="gr22" draw:text-style-name="P2" draw:layer="layout" draw:type="line" svg:x1="13.906cm" svg:y1="5.539cm" svg:x2="15.623cm" svg:y2="5.539cm" draw:start-shape="id19" draw:start-glue-point="1" draw:end-shape="id22" draw:end-glue-point="3" svg:d="M13906 5539h1717" svg:viewBox="0 0 1718 1">
          <text:p/>
        </draw:connector>
        <draw:connector draw:style-name="gr23" draw:text-style-name="P2" draw:layer="layout" draw:type="line" svg:x1="8.106cm" svg:y1="5.539cm" svg:x2="11.023cm" svg:y2="5.539cm" draw:start-shape="id14" draw:start-glue-point="1" draw:end-shape="id19" draw:end-glue-point="3" svg:d="M8106 5539h2917" svg:viewBox="0 0 2918 1">
          <text:p/>
        </draw:connector>
        <draw:connector draw:style-name="gr24" draw:text-style-name="P2" draw:layer="layout" draw:type="line" svg:x1="8.093cm" svg:y1="9.508cm" svg:x2="9.798cm" svg:y2="9.508cm" draw:start-shape="id16" draw:start-glue-point="1" draw:end-shape="id21" draw:end-glue-point="3" svg:d="M8093 9508h1705" svg:viewBox="0 0 1706 1">
          <text:p/>
        </draw:connector>
        <draw:connector draw:style-name="gr25" draw:text-style-name="P2" draw:layer="layout" draw:type="line" svg:x1="12.681cm" svg:y1="9.508cm" svg:x2="15.485cm" svg:y2="9.508cm" draw:start-shape="id21" draw:start-glue-point="1" draw:end-shape="id23" draw:end-glue-point="3" svg:d="M12681 9508h2804" svg:viewBox="0 0 2805 1">
          <text:p/>
        </draw:connector>
        <draw:connector draw:style-name="gr26" draw:text-style-name="P2" draw:layer="layout" draw:type="line" svg:x1="2.644cm" svg:y1="1.587cm" svg:x2="5.093cm" svg:y2="1.587cm" draw:start-shape="id24" draw:start-glue-point="1" draw:end-shape="id20" draw:end-glue-point="3" svg:d="M2644 1587h2449" svg:viewBox="0 0 2450 1">
          <text:p/>
        </draw:connector>
        <draw:frame draw:style-name="gr27" draw:text-style-name="P4" draw:layer="layout" svg:width="1.779cm" svg:height="0.962cm" svg:x="2.898cm" svg:y="0.493cm">
          <draw:text-box>
            <text:p><text:span text:style-name="T4">µ</text:span><text:span text:style-name="T5">C</text:span><text:span text:style-name="T5">T </text:span><text:span text:style-name="T4">↑</text:span></text:p>
          </draw:text-box>
        </draw:frame>
        <draw:frame draw:style-name="gr8" draw:text-style-name="P5" draw:layer="layout" svg:width="1.173cm" svg:height="0.962cm" svg:x="8.87cm" svg:y="4.609cm">
          <draw:text-box>
            <text:p><text:span text:style-name="T6">θ</text:span><text:span text:style-name="T7">↓</text:span></text:p>
          </draw:text-box>
        </draw:frame>
        <draw:frame draw:style-name="gr8" draw:text-style-name="P5" draw:layer="layout" svg:width="1.173cm" svg:height="0.962cm" svg:x="14.044cm" svg:y="4.584cm">
          <draw:text-box>
            <text:p text:style-name="P6"><text:span text:style-name="T8">θ</text:span><text:span text:style-name="T7">↓</text:span></text:p>
          </draw:text-box>
        </draw:frame>
        <draw:frame draw:style-name="gr8" draw:text-style-name="P5" draw:layer="layout" svg:width="1.173cm" svg:height="0.962cm" svg:x="8.334cm" svg:y="8.604cm">
          <draw:text-box>
            <text:p text:style-name="P6"><text:span text:style-name="T8">θ</text:span><text:span text:style-name="T7">↓</text:span></text:p>
          </draw:text-box>
        </draw:frame>
        <draw:frame draw:style-name="gr8" draw:text-style-name="P5" draw:layer="layout" svg:width="1.173cm" svg:height="0.962cm" svg:x="13.455cm" svg:y="8.551cm">
          <draw:text-box>
            <text:p text:style-name="P6"><text:span text:style-name="T8">θ</text:span><text:span text:style-name="T7">↓</text:span></text:p>
          </draw:text-box>
        </draw:frame>
        <draw:frame draw:style-name="gr27" draw:text-style-name="P4" draw:layer="layout" svg:width="1.779cm" svg:height="0.962cm" svg:x="3.505cm" svg:y="4.499cm">
          <draw:text-box>
            <text:p><text:span text:style-name="T4">µ</text:span><text:span text:style-name="T5">CT </text:span><text:span text:style-name="T4">↑</text:span></text:p>
          </draw:text-box>
        </draw:frame>
        <draw:frame draw:style-name="gr27" draw:text-style-name="P4" draw:layer="layout" svg:width="1.779cm" svg:height="0.962cm" svg:x="3.56cm" svg:y="8.535cm">
          <draw:text-box>
            <text:p><text:span text:style-name="T4">µ</text:span><text:span text:style-name="T5">CT </text:span><text:span text:style-name="T4">↑</text:span></text:p>
          </draw:text-box>
        </draw:frame>
        <draw:frame draw:style-name="gr27" draw:text-style-name="P4" draw:layer="layout" svg:width="1.779cm" svg:height="0.962cm" svg:x="3.582cm" svg:y="12.932cm">
          <draw:text-box>
            <text:p><text:span text:style-name="T4">µ</text:span><text:span text:style-name="T5">CT </text:span><text:span text:style-name="T4">↑</text:span></text:p>
          </draw:text-box>
        </draw:frame>
        <draw:frame draw:style-name="gr28" draw:text-style-name="P7" draw:layer="layout" svg:width="1.408cm" svg:height="0.962cm" svg:x="16.403cm" svg:y="6.683cm">
          <draw:text-box>
            <text:p><text:span text:style-name="T9">C</text:span><text:span text:style-name="T10">∞</text:span><text:span text:style-name="T10">v</text:span></text:p>
          </draw:text-box>
        </draw:frame>
        <draw:frame draw:style-name="gr28" draw:text-style-name="P7" draw:layer="layout" svg:width="1.408cm" svg:height="0.962cm" svg:x="1.28cm" svg:y="6.597cm">
          <draw:text-box>
            <text:p><text:span text:style-name="T9">C</text:span><text:span text:style-name="T10">∞v</text:span></text:p>
          </draw:text-box>
        </draw:frame>
        <draw:frame draw:style-name="gr28" draw:text-style-name="P9" draw:layer="layout" svg:width="1.895cm" svg:height="0.962cm" svg:x="5.925cm" svg:y="6.58cm">
          <draw:text-box>
            <text:p text:style-name="P8"><text:span text:style-name="T11">D</text:span><text:span text:style-name="T10">∞</text:span><text:span text:style-name="T10">h</text:span></text:p>
          </draw:text-box>
        </draw:frame>
        <draw:frame draw:style-name="gr28" draw:text-style-name="P7" draw:layer="layout" svg:width="1.408cm" svg:height="0.962cm" svg:x="12.678cm" svg:y="6.697cm">
          <draw:text-box>
            <text:p><text:span text:style-name="T9">C</text:span><text:span text:style-name="T10">2v</text:span></text:p>
          </draw:text-box>
        </draw:frame>
        <draw:frame draw:style-name="gr28" draw:text-style-name="P9" draw:layer="layout" svg:width="1.387cm" svg:height="0.962cm" svg:x="5.991cm" svg:y="10.576cm">
          <draw:text-box>
            <text:p text:style-name="P8"><text:span text:style-name="T11">D</text:span><text:span text:style-name="T10">3h</text:span></text:p>
          </draw:text-box>
        </draw:frame>
        <draw:frame draw:style-name="gr28" draw:text-style-name="P7" draw:layer="layout" svg:width="1.408cm" svg:height="0.962cm" svg:x="1.431cm" svg:y="10.597cm">
          <draw:text-box>
            <text:p><text:span text:style-name="T9">C</text:span><text:span text:style-name="T10">2v</text:span></text:p>
          </draw:text-box>
        </draw:frame>
        <draw:frame draw:style-name="gr28" draw:text-style-name="P7" draw:layer="layout" svg:width="1.408cm" svg:height="0.962cm" svg:x="11.204cm" svg:y="10.597cm">
          <draw:text-box>
            <text:p><text:span text:style-name="T9">C</text:span><text:span text:style-name="T10">3v</text:span></text:p>
          </draw:text-box>
        </draw:frame>
        <draw:frame draw:style-name="gr28" draw:text-style-name="P7" draw:layer="layout" svg:width="1.408cm" svg:height="0.962cm" svg:x="16.173cm" svg:y="10.593cm">
          <draw:text-box>
            <text:p><text:span text:style-name="T9">C</text:span><text:span text:style-name="T10">∞v</text:span></text:p>
          </draw:text-box>
        </draw:frame>
        <draw:frame draw:style-name="gr28" draw:text-style-name="P7" draw:layer="layout" svg:width="1.408cm" svg:height="0.962cm" svg:x="1.274cm" svg:y="15.287cm">
          <draw:text-box>
            <text:p><text:span text:style-name="T9">C</text:span><text:span text:style-name="T10">3v</text:span></text:p>
          </draw:text-box>
        </draw:frame>
        <draw:frame draw:style-name="gr28" draw:text-style-name="P7" draw:layer="layout" svg:width="1.125cm" svg:height="0.962cm" svg:x="6.081cm" svg:y="15.354cm">
          <draw:text-box>
            <text:p><text:span text:style-name="T11">T</text:span><text:span text:style-name="T10">d</text:span></text:p>
          </draw:text-box>
        </draw:frame>
        <draw:frame draw:style-name="gr28" draw:text-style-name="P7" draw:layer="layout" svg:width="1.408cm" svg:height="0.962cm" svg:x="6.124cm" svg:y="2.708cm">
          <draw:text-box>
            <text:p><text:span text:style-name="T9">C</text:span><text:span text:style-name="T10">∞v</text:span></text:p>
          </draw:text-box>
        </draw:frame>
        <draw:frame draw:style-name="gr29" draw:text-style-name="P10" draw:layer="layout" svg:width="3.78cm" svg:height="1.195cm" svg:x="18.359cm" svg:y="8.884cm">
          <draw:text-box>
            <text:p><text:span text:style-name="T12">VB-3CT</text:span></text:p>
          </draw:text-box>
        </draw:frame>
        <draw:frame draw:style-name="gr29" draw:text-style-name="P10" draw:layer="layout" svg:width="3.203cm" svg:height="1.195cm" svg:x="7.122cm" svg:y="0.97cm">
          <draw:text-box>
            <text:p><text:span text:style-name="T12">VB-CT</text:span></text:p>
          </draw:text-box>
        </draw:frame>
        <draw:frame draw:style-name="gr29" draw:text-style-name="P10" draw:layer="layout" svg:width="3.78cm" svg:height="1.195cm" svg:x="18.532cm" svg:y="4.928cm">
          <draw:text-box>
            <text:p><text:span text:style-name="T12">VB-2CT</text:span></text:p>
          </draw:text-box>
        </draw:frame>
        <draw:frame draw:style-name="gr29" draw:text-style-name="P10" draw:layer="layout" svg:width="3.78cm" svg:height="1.195cm" svg:x="8.218cm" svg:y="13.272cm">
          <draw:text-box>
            <text:p><text:span text:style-name="T12">VB-4C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0:32:23.417219587</meta:creation-date>
    <dc:date>2025-05-08T15:55:02.852307660</dc:date>
    <meta:editing-duration>PT48M59S</meta:editing-duration>
    <meta:editing-cycles>14</meta:editing-cycles>
    <meta:generator>LibreOffice/24.8.6.2$Linux_X86_64 LibreOffice_project/480$Build-2</meta:generator>
    <meta:document-statistic meta:object-count="109"/>
  </office:meta>
</office:document-meta>
</file>